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ice-Roboter Grp.7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Von:</text:p>
            <text:p>Jan Hackspiel</text:p>
            <text:p>Jakob Kühl</text:p>
            <text:p>Hashem Mahmoud </text:p>
            <text:p>Ahmed Malek Ghanmi</text:p>
            <text:p>Kai Leßmei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i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eichnen einer Karikatur einer Bekannten Person</text:p>
              </text:list-item>
              <text:list-item>
                <text:p>Din-A3</text:p>
              </text:list-item>
              <text:list-item>
                <text:p>C/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fbau Roboter</text:p>
              </text:list-item>
              <text:list-item>
                <text:p>Umsetzung Stift</text:p>
              </text:list-item>
              <text:list-item>
                <text:p>Umsetzung Bewegung</text:p>
              </text:list-item>
              <text:list-item>
                <text:p>Probleme bei der Umsetzung<text:tab/></text:p>
                <text:list>
                  <text:list-item>
                    <text:p>Compilierung</text:p>
                  </text:list-item>
                  <text:list-item>
                    <text:p>Genauigkeit</text:p>
                  </text:list-item>
                </text:list>
                <text:p/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bau Robo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3 Rad mit eine Kuve vorne und zwei Rädern hinten</text:p>
              </text:list-item>
              <text:list-item>
                <text:p>Sift genau auf der Drehachse</text:p>
              </text:list-item>
              <text:list-item>
                <text:p>Heben und Senken mit Mo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msetzung Stif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ct „pen“ mit der sn Nummer vom Motor des Stifts</text:p>
              </text:list-item>
              <text:list-item>
                <text:p>void pen_up(pen_t* pen) bewegt Stift zu absoluter Position über das Blatt</text:p>
              </text:list-item>
              <text:list-item>
                <text:p>void pen_down(pen_t* pen) bewegt Stift zu absoluter Position auf das Blatt</text:p>
              </text:list-item>
              <text:list-item>
                <text:p>WICHTIG!! </text:p>
                <text:p>Stift muss genau auf der Drehachse auf das Blatt setz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msetzung Beweg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er Motor präsentiert durch struct „motor_t“, welches die sn-Nummer und max_speed des Motors speichert</text:p>
              </text:list-item>
              <text:list-item>
                <text:p>void move(motor_t* left_m, motor_t* right_m, int dist); </text:p>
                <text:p>Beide Motoren drehen sich gleich schnell bis zu einer relativen Distanz</text:p>
                <text:p/>
              </text:list-item>
              <text:list-item>
                <text:p>void rotate_left(motor_t* left_m, motor_t* right_m, int deg);</text:p>
              </text:list-item>
              <text:list-item>
                <text:p>void rotate_right(motor_t* left_m, motor_t* right_m, int deg);</text:p>
                <text:p>Beide Motoren drehen sich gleich schnell in entgegengesetzte Richtung bist zu einer relativen Distanz</text:p>
                <text:p/>
              </text:list-item>
              <text:list-item>
                <text:p>void curve_left(motor_t* left_m, motor_t* right_m, int rad, int deg);</text:p>
              </text:list-item>
              <text:list-item>
                <text:p>void curve_right(motor_t* left_m, motor_t* right_m, int rad, int deg);</text:p>
                <text:p>Berechnet die benötigte Strecke für beide Motoren einzeln und relativ dazu die Geschwindigk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e: Compili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ür die Kompilierung des Codes für die Architektur des Bricks auf anderen Architekturen muss eine extra Software wie Docker verwendet werden</text:p>
              </text:list-item>
              <text:list-item>
                <text:p>Zum Kompilieren der C-Lib müssen interne Makefiles editiert werden, da einige Python Files vom mitgelieferten Preprozessor „Yupp“ nicht funktionieren</text:p>
              </text:list-item>
              <text:list-item>
                <text:p>Zeitkosten bis zum ersten Fehlerfreien Build waren groß</text:p>
              </text:list-item>
              <text:list-item>
                <text:p>Extra: Die C-Lib ist schlecht dokumenti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e: Genauig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toren, wie Sensoren sind teilweise zu ungenau</text:p>
              </text:list-item>
              <text:list-item>
                <text:p>Abläufe lassen sich nur „ab und zu“ widerholen</text:p>
              </text:list-item>
              <text:list-item>
                <text:p>Resultierend müssen Funktionen, die der Genauigkeit der Zeichnung beitragen würden, weggelassen werd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kt ist vom Aufwand angemessen, wenn mehr Informationen zur Kompilierung gegeben werden</text:p>
              </text:list-item>
              <text:list-item>
                <text:p>Der Brick hat einwandfrei funktioniert</text:p>
              </text:list-item>
              <text:list-item>
                <text:p>Gruppenarbeit geht nur wenn alle um den Brick sitzen, da nur so wirklich getestet werden kann → nicht alle können gleichzeitig effizient arb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14:41:18.536614156</meta:creation-date>
    <dc:date>2018-12-02T19:35:43.552553575</dc:date>
    <meta:editing-duration>PT9M40S</meta:editing-duration>
    <meta:editing-cycles>2</meta:editing-cycles>
    <meta:generator>LibreOffice/5.1.6.2$Linux_X86_64 LibreOffice_project/10m0$Build-2</meta:generator>
    <meta:document-statistic meta:object-count="57"/>
  </office:meta>
</office:document-meta>
</file>